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9mm"/>
    </style:style>
    <style:style style:name="co3" style:family="table-column">
      <style:table-column-properties fo:break-before="auto" style:column-width="103.75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400])" office:value-type="float" office:value="4830" calcext:value-type="float">
            <text:p>483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20" calcext:value-type="float">
            <text:p>120</text:p>
          </table:table-cell>
          <table:table-cell table:style-name="ce3" office:value-type="date" office:date-value="2021-09-22T17:03:00" calcext:value-type="date">
            <text:p>22/09/21 17:03</text:p>
          </table:table-cell>
          <table:table-cell table:style-name="ce3" office:value-type="date" office:date-value="2021-09-29T10:44:00" calcext:value-type="date">
            <text:p>29/09/21 10:44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20" calcext:value-type="float">
            <text:p>120</text:p>
          </table:table-cell>
          <table:table-cell table:style-name="ce3" office:value-type="date" office:date-value="2021-09-22T17:03:00" calcext:value-type="date">
            <text:p>22/09/21 17:03</text:p>
          </table:table-cell>
          <table:table-cell table:style-name="ce3" office:value-type="date" office:date-value="2021-09-29T10:44:00" calcext:value-type="date">
            <text:p>29/09/21 10:44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20" calcext:value-type="float">
            <text:p>120</text:p>
          </table:table-cell>
          <table:table-cell table:style-name="ce3" office:value-type="date" office:date-value="2021-09-22T17:03:00" calcext:value-type="date">
            <text:p>22/09/21 17:03</text:p>
          </table:table-cell>
          <table:table-cell table:style-name="ce3" office:value-type="date" office:date-value="2021-09-29T10:44:00" calcext:value-type="date">
            <text:p>29/09/21 10:44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20" calcext:value-type="float">
            <text:p>1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1-09-29T10:44:00" calcext:value-type="date">
            <text:p>29/09/21 10:44</text:p>
          </table:table-cell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40" calcext:value-type="float">
            <text:p>4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20" calcext:value-type="float">
            <text:p>120</text:p>
          </table:table-cell>
          <table:table-cell table:style-name="ce3" office:value-type="date" office:date-value="2021-09-23T16:29:00" calcext:value-type="date">
            <text:p>23/09/21 16:29</text:p>
          </table:table-cell>
          <table:table-cell table:style-name="ce3" office:value-type="date" office:date-value="2021-09-29T10:44:00" calcext:value-type="date">
            <text:p>29/09/21 10:44</text:p>
          </table:table-cell>
          <table:table-cell table:number-columns-repeated="101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0:42:40.829231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5:00:23.623562868</meta:creation-date>
    <meta:generator>LibreOffice/6.0.7.3$Linux_X86_64 LibreOffice_project/00m0$Build-3</meta:generator>
    <dc:date>2021-09-29T10:49:38.872153949</dc:date>
    <meta:editing-duration>PT2H36M54S</meta:editing-duration>
    <meta:editing-cycles>61</meta:editing-cycles>
    <meta:document-statistic meta:table-count="1" meta:cell-count="1203" meta:object-count="0"/>
  </office:meta>
</office:document-meta>
</file>